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Droid Sans Fallback'"/>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text-align="center" style:justify-single-word="false"/>
      <style:text-properties fo:language="sv" fo:country="SE" officeooo:paragraph-rsid="0011572f"/>
    </style:style>
    <style:style style:name="P2" style:family="paragraph" style:parent-style-name="Preformatted_20_Text">
      <style:paragraph-properties fo:text-align="center" style:justify-single-word="false"/>
      <style:text-properties fo:language="sv" fo:country="SE" officeooo:paragraph-rsid="0011572f"/>
    </style:style>
    <style:style style:name="P3" style:family="paragraph" style:parent-style-name="Text_20_body">
      <style:paragraph-properties fo:text-align="end" style:justify-single-word="false"/>
      <style:text-properties fo:language="sv" fo:country="SE" fo:font-weight="bold" officeooo:rsid="002dfca3" officeooo:paragraph-rsid="0011572f" style:font-weight-asian="bold" style:font-weight-complex="bold"/>
    </style:style>
    <style:style style:name="P4" style:family="paragraph" style:parent-style-name="Text_20_body">
      <style:paragraph-properties fo:text-align="start" style:justify-single-word="false"/>
      <style:text-properties fo:language="sv" fo:country="SE" fo:font-weight="bold" officeooo:rsid="00177973" officeooo:paragraph-rsid="00177973" style:font-weight-asian="bold" style:font-weight-complex="bold"/>
    </style:style>
    <style:style style:name="P5" style:family="paragraph" style:parent-style-name="Text_20_body">
      <style:paragraph-properties fo:text-align="start" style:justify-single-word="false"/>
      <style:text-properties fo:language="sv" fo:country="SE" fo:font-weight="bold" officeooo:rsid="00177973" officeooo:paragraph-rsid="00194725" style:font-weight-asian="bold" style:font-weight-complex="bold"/>
    </style:style>
    <style:style style:name="P6" style:family="paragraph" style:parent-style-name="Text_20_body">
      <style:paragraph-properties fo:text-align="start" style:justify-single-word="false"/>
      <style:text-properties fo:language="sv" fo:country="SE" fo:font-weight="bold" officeooo:rsid="00177973" officeooo:paragraph-rsid="001b68cd" style:font-weight-asian="bold" style:font-weight-complex="bold"/>
    </style:style>
    <style:style style:name="P7" style:family="paragraph" style:parent-style-name="Text_20_body">
      <style:paragraph-properties fo:text-align="start" style:justify-single-word="false"/>
      <style:text-properties fo:language="sv" fo:country="SE" fo:font-weight="bold" officeooo:rsid="00177973" officeooo:paragraph-rsid="001bad71" style:font-weight-asian="bold" style:font-weight-complex="bold"/>
    </style:style>
    <style:style style:name="P8" style:family="paragraph" style:parent-style-name="Text_20_body">
      <style:paragraph-properties fo:text-align="start" style:justify-single-word="false"/>
      <style:text-properties fo:language="sv" fo:country="SE" fo:font-weight="bold" officeooo:rsid="00177973" officeooo:paragraph-rsid="0021da70" style:font-weight-asian="bold" style:font-weight-complex="bold"/>
    </style:style>
    <style:style style:name="P9" style:family="paragraph" style:parent-style-name="Text_20_body">
      <style:paragraph-properties fo:text-align="start" style:justify-single-word="false"/>
      <style:text-properties fo:font-weight="bold" officeooo:paragraph-rsid="001b7908"/>
    </style:style>
    <style:style style:name="P10" style:family="paragraph" style:parent-style-name="Text_20_body">
      <style:paragraph-properties fo:text-align="start" style:justify-single-word="false"/>
      <style:text-properties fo:font-size="12pt" fo:language="sv" fo:country="SE" fo:font-weight="bold" officeooo:rsid="001304ef" officeooo:paragraph-rsid="001304ef" style:font-size-asian="12pt" style:font-weight-asian="bold" style:font-size-complex="12pt" style:font-weight-complex="bold"/>
    </style:style>
    <style:style style:name="P11" style:family="paragraph" style:parent-style-name="Standard">
      <style:paragraph-properties style:line-height-at-least="0.503cm"/>
      <style:text-properties fo:color="#d4d4d4" style:font-name="Droid Sans Mono" fo:font-size="10.5pt" fo:font-weight="normal" fo:background-color="#1e1e1e"/>
    </style:style>
    <style:style style:name="P12" style:family="paragraph" style:parent-style-name="Standard">
      <style:paragraph-properties style:line-height-at-least="0.503cm"/>
      <style:text-properties fo:color="#d4d4d4" style:font-name="Droid Sans Mono" fo:font-size="10.5pt" fo:font-weight="normal" fo:background-color="transparent"/>
    </style:style>
    <style:style style:name="P13" style:family="paragraph" style:parent-style-name="Standard">
      <style:paragraph-properties style:line-height-at-least="0.503cm"/>
      <style:text-properties fo:color="#d4d4d4" style:font-name="Droid Sans Mono" fo:font-size="12pt" fo:font-weight="normal" fo:background-color="#1e1e1e" style:font-size-asian="12pt" style:font-size-complex="12pt"/>
    </style:style>
    <style:style style:name="P14" style:family="paragraph" style:parent-style-name="Standard">
      <style:paragraph-properties fo:text-align="start" style:justify-single-word="false"/>
      <style:text-properties fo:color="#6a9955" style:font-name="Droid Sans Mono" fo:font-size="10.5pt" fo:language="sv" fo:country="SE" fo:font-weight="normal" officeooo:rsid="001304ef" officeooo:paragraph-rsid="001304ef" fo:background-color="#1e1e1e" style:font-weight-asian="bold" style:font-weight-complex="bold"/>
    </style:style>
    <style:style style:name="P15" style:family="paragraph" style:parent-style-name="Standard">
      <style:paragraph-properties fo:text-align="start" style:justify-single-word="false"/>
      <style:text-properties fo:language="sv" fo:country="SE" fo:font-weight="bold" officeooo:rsid="00177973" officeooo:paragraph-rsid="00194725" style:font-weight-asian="bold" style:font-weight-complex="bold"/>
    </style:style>
    <style:style style:name="P16" style:family="paragraph" style:parent-style-name="Standard">
      <style:paragraph-properties fo:text-align="start" style:justify-single-word="false"/>
      <style:text-properties fo:language="sv" fo:country="SE" fo:font-weight="bold" officeooo:rsid="00177973" officeooo:paragraph-rsid="001b68cd" style:font-weight-asian="bold" style:font-weight-complex="bold"/>
    </style:style>
    <style:style style:name="P17" style:family="paragraph" style:parent-style-name="Standard">
      <style:paragraph-properties fo:text-align="start" style:justify-single-word="false"/>
      <style:text-properties fo:language="sv" fo:country="SE" fo:font-weight="bold" officeooo:rsid="00177973" officeooo:paragraph-rsid="001b7908" style:font-weight-asian="bold" style:font-weight-complex="bold"/>
    </style:style>
    <style:style style:name="P18" style:family="paragraph" style:parent-style-name="Standard">
      <style:paragraph-properties fo:text-align="start" style:justify-single-word="false"/>
      <style:text-properties fo:language="sv" fo:country="SE" fo:font-weight="bold" officeooo:rsid="00177973" officeooo:paragraph-rsid="001bad71" style:font-weight-asian="bold" style:font-weight-complex="bold"/>
    </style:style>
    <style:style style:name="P19" style:family="paragraph" style:parent-style-name="Standard">
      <style:paragraph-properties style:line-height-at-least="0.503cm"/>
      <style:text-properties fo:color="#dcdcaa" style:font-name="Droid Sans Mono" fo:font-size="10.5pt" fo:font-weight="normal" fo:background-color="#1e1e1e"/>
    </style:style>
    <style:style style:name="P20" style:family="paragraph" style:parent-style-name="Standard">
      <style:paragraph-properties style:line-height-at-least="0.503cm"/>
      <style:text-properties fo:color="#dcdcaa" style:font-name="Droid Sans Mono" fo:font-size="10.5pt" fo:font-weight="normal" fo:background-color="transparent"/>
    </style:style>
    <style:style style:name="P21" style:family="paragraph" style:parent-style-name="Standard">
      <style:paragraph-properties style:line-height-at-least="0.503cm"/>
      <style:text-properties fo:font-size="12pt" fo:background-color="transparent" style:font-size-asian="12pt" style:font-size-complex="12pt"/>
    </style:style>
    <style:style style:name="P22" style:family="paragraph" style:parent-style-name="Standard">
      <style:paragraph-properties style:line-height-at-least="0.503cm"/>
      <style:text-properties fo:color="#d4d4d4" style:font-name="Droid Sans Mono" fo:font-size="10.5pt" fo:font-weight="normal" fo:background-color="transparent"/>
    </style:style>
    <style:style style:name="P23" style:family="paragraph" style:parent-style-name="Standard">
      <style:paragraph-properties style:line-height-at-least="0.503cm"/>
      <style:text-properties fo:color="#c586c0" style:font-name="Droid Sans Mono" fo:font-size="10.5pt" fo:font-weight="normal" fo:background-color="transparent"/>
    </style:style>
    <style:style style:name="P24" style:family="paragraph" style:parent-style-name="Standard">
      <style:paragraph-properties style:line-height-at-least="0.503cm"/>
      <style:text-properties fo:color="#dcdcaa" style:font-name="Droid Sans Mono" fo:font-size="10.5pt" fo:font-weight="normal" fo:background-color="transparent"/>
    </style:style>
    <style:style style:name="P25" style:family="paragraph" style:parent-style-name="Standard">
      <style:paragraph-properties style:line-height-at-least="0.503cm"/>
      <style:text-properties fo:color="#dcdcaa" style:font-name="Droid Sans Mono" fo:font-size="10.5pt" fo:font-weight="normal" officeooo:paragraph-rsid="002d3532" fo:background-color="transparent"/>
    </style:style>
    <style:style style:name="P26" style:family="paragraph" style:parent-style-name="Standard">
      <style:paragraph-properties style:line-height-at-least="0.503cm"/>
      <style:text-properties fo:color="#dcdcaa" style:font-name="Droid Sans Mono" fo:font-size="10.5pt" fo:font-weight="normal" officeooo:paragraph-rsid="0031447e" fo:background-color="transparent"/>
    </style:style>
    <style:style style:name="P27" style:family="paragraph" style:parent-style-name="Standard">
      <style:paragraph-properties style:line-height-at-least="0.503cm"/>
      <style:text-properties fo:color="#dcdcaa" style:font-name="Droid Sans Mono" fo:font-size="10.5pt" fo:font-weight="normal" officeooo:paragraph-rsid="003abdfa" fo:background-color="transparent"/>
    </style:style>
    <style:style style:name="P28" style:family="paragraph" style:parent-style-name="Standard">
      <style:paragraph-properties fo:text-align="start" style:justify-single-word="false"/>
      <style:text-properties fo:language="sv" fo:country="SE" fo:font-weight="bold" officeooo:rsid="00177973" officeooo:paragraph-rsid="0021da70" style:font-weight-asian="bold" style:font-weight-complex="bold"/>
    </style:style>
    <style:style style:name="P29" style:family="paragraph" style:parent-style-name="Standard">
      <style:paragraph-properties style:line-height-at-least="0.503cm"/>
      <style:text-properties fo:language="sv" fo:country="SE" fo:font-weight="bold" officeooo:rsid="00177973" style:font-weight-asian="bold" style:font-weight-complex="bold"/>
    </style:style>
    <style:style style:name="P30" style:family="paragraph" style:parent-style-name="Standard">
      <style:paragraph-properties style:line-height-at-least="0.503cm"/>
      <style:text-properties fo:language="sv" fo:country="SE" fo:font-weight="bold" officeooo:rsid="00177973" officeooo:paragraph-rsid="002537f9" style:font-weight-asian="bold" style:font-weight-complex="bold"/>
    </style:style>
    <style:style style:name="P31" style:family="paragraph" style:parent-style-name="Standard">
      <style:paragraph-properties style:line-height-at-least="0.503cm"/>
      <style:text-properties fo:language="sv" fo:country="SE" fo:font-weight="bold" officeooo:rsid="00177973" officeooo:paragraph-rsid="0029aa30" style:font-weight-asian="bold" style:font-weight-complex="bold"/>
    </style:style>
    <style:style style:name="P32" style:family="paragraph" style:parent-style-name="Standard">
      <style:paragraph-properties style:line-height-at-least="0.503cm"/>
      <style:text-properties fo:language="sv" fo:country="SE" fo:font-weight="bold" officeooo:rsid="00177973" officeooo:paragraph-rsid="002b0f10" style:font-weight-asian="bold" style:font-weight-complex="bold"/>
    </style:style>
    <style:style style:name="P33" style:family="paragraph" style:parent-style-name="Standard">
      <style:paragraph-properties style:line-height-at-least="0.503cm"/>
      <style:text-properties fo:language="sv" fo:country="SE" fo:font-weight="bold" officeooo:rsid="00177973" officeooo:paragraph-rsid="002d3532" style:font-weight-asian="bold" style:font-weight-complex="bold"/>
    </style:style>
    <style:style style:name="P34" style:family="paragraph" style:parent-style-name="Standard">
      <style:paragraph-properties style:line-height-at-least="0.503cm"/>
      <style:text-properties fo:font-size="12pt" fo:background-color="transparent" style:font-size-asian="12pt" style:font-size-complex="12pt"/>
    </style:style>
    <style:style style:name="P35" style:family="paragraph" style:parent-style-name="Text_20_body">
      <style:paragraph-properties fo:text-align="start" style:justify-single-word="false"/>
      <style:text-properties fo:font-size="12pt" fo:language="sv" fo:country="SE" fo:font-weight="normal" officeooo:rsid="00140275" officeooo:paragraph-rsid="001304ef"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2d3532"/>
    </style:style>
    <style:style style:name="T3" style:family="text">
      <style:text-properties officeooo:rsid="0011572f"/>
    </style:style>
    <style:style style:name="T4" style:family="text">
      <style:text-properties fo:color="#ce9178" fo:font-size="12pt" fo:background-color="transparent" loext:char-shading-value="0" style:font-size-asian="12pt" style:font-size-complex="12pt"/>
    </style:style>
    <style:style style:name="T5" style:family="text">
      <style:text-properties fo:color="#ce9178" fo:font-size="12pt" style:font-size-asian="12pt" style:font-size-complex="12pt"/>
    </style:style>
    <style:style style:name="T6" style:family="text">
      <style:text-properties fo:font-size="10.5pt" fo:font-weight="normal" officeooo:rsid="002d3532" fo:background-color="transparent" loext:char-shading-value="0" style:font-size-asian="12pt" style:font-size-complex="12pt"/>
    </style:style>
    <style:style style:name="T7" style:family="text">
      <style:text-properties fo:font-size="12pt" style:font-size-asian="12pt" style:font-size-complex="12pt"/>
    </style:style>
    <style:style style:name="T8" style:family="text">
      <style:text-properties fo:font-size="12pt" officeooo:rsid="00194725" style:font-size-asian="12pt" style:font-size-complex="12pt"/>
    </style:style>
    <style:style style:name="T9" style:family="text">
      <style:text-properties fo:font-size="12pt" officeooo:rsid="001b68cd" style:font-size-asian="12pt" style:font-size-complex="12pt"/>
    </style:style>
    <style:style style:name="T10" style:family="text">
      <style:text-properties fo:font-size="12pt" officeooo:rsid="002d3532" style:font-size-asian="12pt" style:font-size-complex="12pt"/>
    </style:style>
    <style:style style:name="T11" style:family="text">
      <style:text-properties fo:font-size="12pt" officeooo:rsid="001b7908" style:font-size-asian="12pt" style:font-weight-asian="bold" style:font-size-complex="12pt" style:font-weight-complex="bold"/>
    </style:style>
    <style:style style:name="T12" style:family="text">
      <style:text-properties fo:font-size="12pt" officeooo:rsid="00140275" fo:background-color="transparent" loext:char-shading-value="0" style:font-size-asian="12pt" style:font-weight-asian="normal" style:font-size-complex="12pt" style:font-weight-complex="normal"/>
    </style:style>
    <style:style style:name="T13" style:family="text">
      <style:text-properties fo:font-size="12pt" fo:background-color="transparent" loext:char-shading-value="0" style:font-size-asian="12pt" style:font-size-complex="12pt"/>
    </style:style>
    <style:style style:name="T14" style:family="text">
      <style:text-properties fo:font-size="12pt" fo:font-weight="normal" style:font-size-asian="12pt" style:font-weight-asian="normal" style:font-size-complex="12pt" style:font-weight-complex="normal"/>
    </style:style>
    <style:style style:name="T15" style:family="text">
      <style:text-properties fo:font-size="12pt" fo:font-weight="normal" officeooo:rsid="00140275" style:font-size-asian="12pt" style:font-weight-asian="normal" style:font-size-complex="12pt" style:font-weight-complex="normal"/>
    </style:style>
    <style:style style:name="T16" style:family="text">
      <style:text-properties fo:font-size="12pt" fo:font-weight="normal" fo:background-color="transparent" loext:char-shading-value="0" style:font-size-asian="12pt" style:font-size-complex="12pt"/>
    </style:style>
    <style:style style:name="T17" style:family="text">
      <style:text-properties fo:font-size="12pt" fo:font-weight="normal" officeooo:rsid="0021da70" fo:background-color="transparent" loext:char-shading-value="0" style:font-size-asian="12pt" style:font-size-complex="12pt"/>
    </style:style>
    <style:style style:name="T18" style:family="text">
      <style:text-properties fo:color="#000000" fo:font-size="12pt" fo:font-weight="normal" officeooo:rsid="00194725" style:font-size-asian="12pt" style:font-weight-asian="normal" style:font-size-complex="12pt" style:font-weight-complex="normal"/>
    </style:style>
    <style:style style:name="T19" style:family="text">
      <style:text-properties fo:color="#000000" fo:font-size="12pt" officeooo:rsid="00194725" style:font-size-asian="12pt" style:font-size-complex="12pt"/>
    </style:style>
    <style:style style:name="T20" style:family="text">
      <style:text-properties fo:color="#000000" fo:font-size="12pt" officeooo:rsid="001b68cd" style:font-size-asian="12pt" style:font-size-complex="12pt"/>
    </style:style>
    <style:style style:name="T21" style:family="text">
      <style:text-properties fo:color="#000000" fo:font-size="12pt" officeooo:rsid="001bad71" style:font-size-asian="12pt" style:font-size-complex="12pt"/>
    </style:style>
    <style:style style:name="T22" style:family="text">
      <style:text-properties fo:color="#000000" fo:font-size="12pt" officeooo:rsid="001b7908" style:font-size-asian="12pt" style:font-weight-asian="bold" style:font-size-complex="12pt" style:font-weight-complex="bold"/>
    </style:style>
    <style:style style:name="T23" style:family="text">
      <style:text-properties fo:color="#000000" fo:font-size="12pt" officeooo:rsid="0032e18d" style:font-size-asian="12pt" style:font-weight-asian="normal" style:font-size-complex="12pt" style:font-weight-complex="normal"/>
    </style:style>
    <style:style style:name="T24" style:family="text">
      <style:text-properties fo:color="#000000" fo:font-size="12pt" officeooo:rsid="0034a86a" style:font-size-asian="12pt" style:font-weight-asian="normal" style:font-size-complex="12pt" style:font-weight-complex="normal"/>
    </style:style>
    <style:style style:name="T25" style:family="text">
      <style:text-properties fo:color="#000000" fo:font-size="12pt" officeooo:rsid="0037d0c2" style:font-size-asian="12pt" style:font-weight-asian="normal" style:font-size-complex="12pt" style:font-weight-complex="normal"/>
    </style:style>
    <style:style style:name="T26" style:family="text">
      <style:text-properties fo:color="#000000" fo:font-size="12pt" officeooo:rsid="00395f26" style:font-size-asian="12pt" style:font-weight-asian="normal" style:font-size-complex="12pt" style:font-weight-complex="normal"/>
    </style:style>
    <style:style style:name="T27" style:family="text">
      <style:text-properties fo:color="#000000" fo:font-size="12pt" officeooo:rsid="003abdfa" style:font-size-asian="12pt" style:font-weight-asian="normal" style:font-size-complex="12pt" style:font-weight-complex="normal"/>
    </style:style>
    <style:style style:name="T28" style:family="text">
      <style:text-properties fo:color="#000000" fo:font-size="12pt" officeooo:rsid="003c4ac8" style:font-size-asian="12pt" style:font-weight-asian="normal" style:font-size-complex="12pt" style:font-weight-complex="normal"/>
    </style:style>
    <style:style style:name="T29" style:family="text">
      <style:text-properties fo:color="#000000" fo:font-size="12pt" officeooo:rsid="003e1dd9" style:font-size-asian="12pt" style:font-weight-asian="normal" style:font-size-complex="12pt" style:font-weight-complex="normal"/>
    </style:style>
    <style:style style:name="T30" style:family="text">
      <style:text-properties fo:color="#000000" fo:font-size="12pt" officeooo:rsid="0040683c" style:font-size-asian="12pt" style:font-weight-asian="normal" style:font-size-complex="12pt" style:font-weight-complex="normal"/>
    </style:style>
    <style:style style:name="T31" style:family="text">
      <style:text-properties fo:color="#000000" fo:font-size="12pt" officeooo:rsid="0021da70" fo:background-color="transparent" loext:char-shading-value="0" style:font-size-asian="12pt" style:font-size-complex="12pt"/>
    </style:style>
    <style:style style:name="T32" style:family="text">
      <style:text-properties fo:color="#000000" fo:font-size="12pt" officeooo:rsid="0021da70" fo:background-color="transparent" loext:char-shading-value="0" style:font-size-asian="12pt" style:font-size-complex="12pt"/>
    </style:style>
    <style:style style:name="T33" style:family="text">
      <style:text-properties fo:color="#000000" fo:font-size="12pt" officeooo:rsid="002537f9" fo:background-color="transparent" loext:char-shading-value="0" style:font-size-asian="12pt" style:font-size-complex="12pt"/>
    </style:style>
    <style:style style:name="T34" style:family="text">
      <style:text-properties fo:color="#000000" fo:font-size="12pt" officeooo:rsid="0029aa30" fo:background-color="transparent" loext:char-shading-value="0" style:font-size-asian="12pt" style:font-size-complex="12pt"/>
    </style:style>
    <style:style style:name="T35" style:family="text">
      <style:text-properties fo:color="#000000" fo:font-size="12pt" officeooo:rsid="002c198c" fo:background-color="transparent" loext:char-shading-value="0" style:font-size-asian="12pt" style:font-size-complex="12pt"/>
    </style:style>
    <style:style style:name="T36" style:family="text">
      <style:text-properties fo:color="#000000" fo:font-size="12pt" officeooo:rsid="002d3532" fo:background-color="transparent" loext:char-shading-value="0" style:font-size-asian="12pt" style:font-size-complex="12pt"/>
    </style:style>
    <style:style style:name="T37" style:family="text">
      <style:text-properties fo:color="#000000" fo:font-size="12pt" fo:font-weight="bold" officeooo:rsid="0031447e" style:font-size-asian="12pt" style:font-weight-asian="bold" style:font-size-complex="12pt" style:font-weight-complex="bold"/>
    </style:style>
    <style:style style:name="T38" style:family="text">
      <style:text-properties fo:color="#000000" officeooo:rsid="0021da7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
      <text:h text:style-name="P1" text:outline-level="1"/>
      <text:h text:style-name="P1" text:outline-level="1"/>
      <text:h text:style-name="P1" text:outline-level="1"/>
      <text:h text:style-name="P1" text:outline-level="1"/>
      <text:h text:style-name="P1" text:outline-level="1">Uppgift <text:span text:style-name="T3">4</text:span>, <text:span text:style-name="T3">Script</text:span></text:h>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3"/>
      <text:p text:style-name="P3"/>
      <text:p text:style-name="P3">Termin:<text:span text:style-name="T1"> HT20</text:span></text:p>
      <text:p text:style-name="P3">Kurs: <text:span text:style-name="T1">Linux som utvecklingsmiljö </text:span></text:p>
      <text:p text:style-name="P3">Student: <text:span text:style-name="T1">Fredrik Strömbäck, 19920823-1556</text:span></text:p>
      <text:p text:style-name="P10"><text:soft-page-break/>a:</text:p>
      <text:p text:style-name="P14"><text:span text:style-name="_5f_BashComment"><text:span text:style-name="T12">#!/bin/bash</text:span></text:span></text:p>
      <text:p text:style-name="P21"/>
      <text:p text:style-name="P11"><text:span text:style-name="_5f_BashAltKeyword"><text:span text:style-name="T13">echo</text:span></text:span><text:span text:style-name="T13"> </text:span><text:span text:style-name="_5f_BashLiteral"><text:span text:style-name="T13">"$1"</text:span></text:span></text:p>
      <text:p text:style-name="P35"/>
      <text:p text:style-name="P4"><text:span text:style-name="_5f_BashAltKeyword"><text:span text:style-name="T15">e</text:span></text:span><text:span text:style-name="_5f_BashAltKeyword"><text:span text:style-name="T14">xit</text:span></text:span></text:p>
      <text:p text:style-name="P5"><text:span text:style-name="_5f_BashAltKeyword"><text:span text:style-name="T8"><text:line-break/></text:span></text:span><text:span text:style-name="_5f_BashAltKeyword"><text:span text:style-name="T18"><text:line-break/></text:span></text:span><text:span text:style-name="_5f_BashAltKeyword"><text:span text:style-name="T19">b:</text:span></text:span></text:p>
      <text:p text:style-name="P15"><text:span text:style-name="_5f_BashComment"><text:span text:style-name="T16">#!/bin/bash</text:span></text:span></text:p>
      <text:p text:style-name="P21"/>
      <text:p text:style-name="P11"><text:span text:style-name="_5f_BashIdent"><text:span text:style-name="T13">TODAYSDATE</text:span></text:span><text:span text:style-name="_5f_BashSpecial"><text:span text:style-name="T13">=$(</text:span></text:span><text:span text:style-name="_5f_BashAltKeyword"><text:span text:style-name="T13">date</text:span></text:span><text:span text:style-name="T4"> </text:span><text:span text:style-name="_5f_BashSpecial"><text:span text:style-name="T13">+%</text:span></text:span><text:span text:style-name="_5f_BashIdent"><text:span text:style-name="T13">d</text:span></text:span><text:span text:style-name="_5f_BashSpecial"><text:span text:style-name="T13">/%</text:span></text:span><text:span text:style-name="_5f_BashIdent"><text:span text:style-name="T13">m</text:span></text:span><text:span text:style-name="_5f_BashSpecial"><text:span text:style-name="T13">/%</text:span></text:span><text:span text:style-name="_5f_BashIdent"><text:span text:style-name="T13">Y</text:span></text:span><text:span text:style-name="_5f_BashSpecial"><text:span text:style-name="T13">)</text:span></text:span></text:p>
      <text:p text:style-name="P21"/>
      <text:p text:style-name="P11"><text:span text:style-name="_5f_BashAltKeyword"><text:span text:style-name="T13">echo</text:span></text:span><text:span text:style-name="T13"> </text:span><text:span text:style-name="_5f_BashLiteral"><text:span text:style-name="T13">"Date of today: $TODAYSDATE"</text:span></text:span></text:p>
      <text:p text:style-name="P21"/>
      <text:p text:style-name="P11"><text:span text:style-name="_5f_BashIdent"><text:span text:style-name="T13">POSIXTIME</text:span></text:span><text:span text:style-name="_5f_BashSpecial"><text:span text:style-name="T13">=$(</text:span></text:span><text:span text:style-name="_5f_BashAltKeyword"><text:span text:style-name="T13">date</text:span></text:span><text:span text:style-name="T4"> </text:span><text:span text:style-name="_5f_BashSpecial"><text:span text:style-name="T13">+</text:span></text:span><text:span text:style-name="_5f_BashLiteral"><text:span text:style-name="T13">"%s"</text:span></text:span><text:span text:style-name="_5f_BashSpecial"><text:span text:style-name="T13">)</text:span></text:span></text:p>
      <text:p text:style-name="P21"/>
      <text:p text:style-name="P11"><text:span text:style-name="_5f_BashAltKeyword"><text:span text:style-name="T13">echo</text:span></text:span><text:span text:style-name="T13"> </text:span><text:span text:style-name="_5f_BashLiteral"><text:span text:style-name="T13">"POSIX time: $POSIXTIME"</text:span></text:span></text:p>
      <text:p text:style-name="P21"/>
      <text:p text:style-name="P19"><text:span text:style-name="_5f_BashAltKeyword"><text:span text:style-name="T13">exit</text:span></text:span></text:p>
      <text:p text:style-name="P6"><text:span text:style-name="_5f_BashAltKeyword"><text:span text:style-name="T9"><text:line-break/><text:line-break/></text:span></text:span><text:span text:style-name="_5f_BashAltKeyword"><text:span text:style-name="T20">c:</text:span></text:span></text:p>
      <text:p text:style-name="P16"><text:span text:style-name="_5f_BashComment"><text:span text:style-name="T16">#!/bin/bash</text:span></text:span></text:p>
      <text:p text:style-name="P21"/>
      <text:p text:style-name="P11"><text:span text:style-name="_5f_BashIdent"><text:span text:style-name="T13">POSIXTIME</text:span></text:span><text:span text:style-name="_5f_BashSpecial"><text:span text:style-name="T13">=$(</text:span></text:span><text:span text:style-name="_5f_BashAltKeyword"><text:span text:style-name="T13">date</text:span></text:span><text:span text:style-name="T4"> </text:span><text:span text:style-name="_5f_BashSpecial"><text:span text:style-name="T13">+</text:span></text:span><text:span text:style-name="_5f_BashLiteral"><text:span text:style-name="T13">"%s"</text:span></text:span><text:span text:style-name="_5f_BashSpecial"><text:span text:style-name="T13">)</text:span></text:span></text:p>
      <text:p text:style-name="P21"/>
      <text:p text:style-name="P11"><text:span text:style-name="_5f_BashAltKeyword"><text:span text:style-name="T13">echo</text:span></text:span><text:span text:style-name="T13"> </text:span><text:span text:style-name="_5f_BashLiteral"><text:span text:style-name="T13">"$POSIXTIME"</text:span></text:span><text:span text:style-name="T13"> </text:span><text:span text:style-name="_5f_BashSpecial"><text:span text:style-name="T13">&gt;&gt;</text:span></text:span><text:span text:style-name="T13"> </text:span><text:span text:style-name="_5f_BashIdent"><text:span text:style-name="T13">datefile</text:span></text:span></text:p>
      <text:p text:style-name="P21"/>
      <text:p text:style-name="P19"><text:span text:style-name="_5f_BashAltKeyword"><text:span text:style-name="T13">exit</text:span></text:span></text:p>
      <text:p text:style-name="P9"><text:span text:style-name="_5f_BashAltKeyword"><text:span text:style-name="T11"><text:line-break/><text:line-break/></text:span></text:span><text:span text:style-name="_5f_BashAltKeyword"><text:span text:style-name="T22">d:</text:span></text:span></text:p>
      <text:p text:style-name="P17"><text:span text:style-name="_5f_BashComment"><text:span text:style-name="T16">#!/bin/bash</text:span></text:span></text:p>
      <text:p text:style-name="P21"/>
      <text:p text:style-name="P12"><text:span text:style-name="_5f_BashIdent"><text:span text:style-name="T7">CURRENTPOSIXTIME</text:span></text:span><text:span text:style-name="_5f_BashSpecial"><text:span text:style-name="T7">=$(</text:span></text:span><text:span text:style-name="_5f_BashAltKeyword"><text:span text:style-name="T7">date</text:span></text:span><text:span text:style-name="T5"> </text:span><text:span text:style-name="_5f_BashSpecial"><text:span text:style-name="T7">+</text:span></text:span><text:span text:style-name="_5f_BashLiteral"><text:span text:style-name="T7">"%s"</text:span></text:span><text:span text:style-name="_5f_BashSpecial"><text:span text:style-name="T7">)</text:span></text:span></text:p>
      <text:p text:style-name="P21"/>
      <text:p text:style-name="P12"><text:span text:style-name="_5f_BashIdent"><text:span text:style-name="T7">OLDPOSIXTIME</text:span></text:span><text:span text:style-name="_5f_BashSpecial"><text:span text:style-name="T7">=$(</text:span></text:span><text:span text:style-name="_5f_BashAltKeyword"><text:span text:style-name="T7">cat</text:span></text:span><text:span text:style-name="T5"> </text:span><text:span text:style-name="_5f_BashIdent"><text:span text:style-name="T7">datefile</text:span></text:span><text:span text:style-name="_5f_BashSpecial"><text:span text:style-name="T7">)</text:span></text:span></text:p>
      <text:p text:style-name="P21"/>
      <text:p text:style-name="P12"><text:span text:style-name="_5f_BashAltKeyword"><text:span text:style-name="T7">let</text:span></text:span><text:span text:style-name="T7"> </text:span><text:span text:style-name="_5f_BashAltKeyword"><text:span text:style-name="T7">diff</text:span></text:span><text:span text:style-name="_5f_BashSpecial"><text:span text:style-name="T7">=$</text:span></text:span><text:span text:style-name="_5f_BashIdent"><text:span text:style-name="T7">CURRENTPOSIXTIME</text:span></text:span><text:span text:style-name="_5f_BashSpecial"><text:span text:style-name="T7">-$</text:span></text:span><text:span text:style-name="_5f_BashIdent"><text:span text:style-name="T7">OLDPOSIXTIME</text:span></text:span></text:p>
      <text:p text:style-name="P21"/>
      <text:p text:style-name="P12"><text:span text:style-name="_5f_BashAltKeyword"><text:span text:style-name="T7">echo</text:span></text:span><text:span text:style-name="T7"> </text:span><text:span text:style-name="_5f_BashSpecial"><text:span text:style-name="T7">$</text:span></text:span><text:span text:style-name="_5f_BashAltKeyword"><text:span text:style-name="T7">diff</text:span></text:span></text:p>
      <text:p text:style-name="P21"/>
      <text:p text:style-name="P20"><text:span text:style-name="_5f_BashAltKeyword"><text:span text:style-name="T7">exit</text:span></text:span></text:p>
      <text:p text:style-name="P13"/>
      <text:p text:style-name="P7"><text:span text:style-name="_5f_BashAltKeyword"><text:span text:style-name="T7"/></text:span></text:p>
      <text:p text:style-name="P7"><text:span text:style-name="_5f_BashAltKeyword"><text:span text:style-name="T7"/></text:span></text:p>
      <text:p text:style-name="P7"><text:span text:style-name="_5f_BashAltKeyword"><text:span text:style-name="T7"/></text:span></text:p>
      <text:p text:style-name="P7"><text:soft-page-break/><text:span text:style-name="_5f_BashAltKeyword"><text:span text:style-name="T21">e:</text:span></text:span></text:p>
      <text:p text:style-name="P18"><text:span text:style-name="_5f_BashComment"><text:span text:style-name="T16">#!/bin/bash</text:span></text:span></text:p>
      <text:p text:style-name="P21"/>
      <text:p text:style-name="P12"><text:span text:style-name="_5f_BashKeyWord"><text:span text:style-name="T7">function</text:span></text:span><text:span text:style-name="T7"> </text:span><text:span text:style-name="_5f_BashIdent"><text:span text:style-name="T7">my_write</text:span></text:span><text:span text:style-name="T7"> </text:span><text:span text:style-name="_5f_BashSpecial"><text:span text:style-name="T7">()</text:span></text:span><text:span text:style-name="T7"> </text:span><text:span text:style-name="_5f_BashSpecial"><text:span text:style-name="T7">{</text:span></text:span></text:p>
      <text:p text:style-name="P12"><text:span text:style-name="_5f_BashAltKeyword"><text:span text:style-name="T7">echo</text:span></text:span><text:span text:style-name="T7"> </text:span><text:span text:style-name="_5f_BashLiteral"><text:span text:style-name="T7">"$1 $2"</text:span></text:span></text:p>
      <text:p text:style-name="P12"><text:span text:style-name="_5f_BashSpecial"><text:span text:style-name="T7">}</text:span></text:span></text:p>
      <text:p text:style-name="P21"/>
      <text:p text:style-name="P12"><text:span text:style-name="_5f_BashIdent"><text:span text:style-name="T7">my_write</text:span></text:span><text:span text:style-name="T7"> </text:span><text:span text:style-name="_5f_BashLiteral"><text:span text:style-name="T7">"Hello world"</text:span></text:span></text:p>
      <text:p text:style-name="P12"><text:span text:style-name="_5f_BashIdent"><text:span text:style-name="T7">text</text:span></text:span><text:span text:style-name="_5f_BashSpecial"><text:span text:style-name="T7">=</text:span></text:span><text:span text:style-name="_5f_BashLiteral"><text:span text:style-name="T7">"Hej hopp"</text:span></text:span></text:p>
      <text:p text:style-name="P12"><text:span text:style-name="_5f_BashIdent"><text:span text:style-name="T7">my_write</text:span></text:span><text:span text:style-name="T7"> </text:span><text:span text:style-name="_5f_BashLiteral"><text:span text:style-name="T7">"$text"</text:span></text:span></text:p>
      <text:p text:style-name="P21"/>
      <text:p text:style-name="P20"><text:span text:style-name="_5f_BashAltKeyword"><text:span text:style-name="T7">exit</text:span></text:span></text:p>
      <text:p text:style-name="P8"><text:span text:style-name="_5f_BashAltKeyword"><text:span text:style-name="T31"><text:line-break/><text:line-break/>f:</text:span></text:span></text:p>
      <text:p text:style-name="P28"><text:span text:style-name="_5f_BashComment"><text:span text:style-name="T17">#!/bin/bash</text:span></text:span></text:p>
      <text:p text:style-name="P34"/>
      <text:p text:style-name="P22"><text:span text:style-name="_5f_BashIdent"><text:span text:style-name="T7">COUNTFILE</text:span></text:span><text:span text:style-name="_5f_BashSpecial"><text:span text:style-name="T7">=</text:span></text:span><text:span text:style-name="_5f_BashIdent"><text:span text:style-name="T7">countFile</text:span></text:span></text:p>
      <text:p text:style-name="P34"/>
      <text:p text:style-name="P22"><text:span text:style-name="_5f_BashKeyWord"><text:span text:style-name="T7">if</text:span></text:span><text:span text:style-name="T7"> </text:span><text:span text:style-name="_5f_BashSpecial"><text:span text:style-name="T7">[</text:span></text:span><text:span text:style-name="T7"> </text:span><text:span text:style-name="_5f_BashSpecial"><text:span text:style-name="T7">!</text:span></text:span><text:span text:style-name="T7"> </text:span><text:span text:style-name="_5f_BashSpecial"><text:span text:style-name="T7">-</text:span></text:span><text:span text:style-name="_5f_BashIdent"><text:span text:style-name="T7">e</text:span></text:span><text:span text:style-name="T7"> </text:span><text:span text:style-name="_5f_BashLiteral"><text:span text:style-name="T7">"$COUNTFILE"</text:span></text:span><text:span text:style-name="T7"> </text:span><text:span text:style-name="_5f_BashSpecial"><text:span text:style-name="T7">];</text:span></text:span><text:span text:style-name="T7"> </text:span><text:span text:style-name="_5f_BashKeyWord"><text:span text:style-name="T7">then</text:span></text:span></text:p>
      <text:p text:style-name="P22"><text:span text:style-name="_5f_BashAltKeyword"><text:span text:style-name="T7">touch</text:span></text:span><text:span text:style-name="T7"> </text:span><text:span text:style-name="_5f_BashLiteral"><text:span text:style-name="T7">"$COUNTFILE"</text:span></text:span></text:p>
      <text:p text:style-name="P22"><text:span text:style-name="_5f_BashAltKeyword"><text:span text:style-name="T7">echo</text:span></text:span><text:span text:style-name="T7"> </text:span><text:span text:style-name="_5f_BashNumber"><text:span text:style-name="T7">0</text:span></text:span><text:span text:style-name="T7"> </text:span><text:span text:style-name="_5f_BashSpecial"><text:span text:style-name="T7">&gt;</text:span></text:span><text:span text:style-name="T7"> </text:span><text:span text:style-name="_5f_BashLiteral"><text:span text:style-name="T7">"$COUNTFILE"</text:span></text:span></text:p>
      <text:p text:style-name="P23"><text:span text:style-name="_5f_BashKeyWord"><text:span text:style-name="T7">fi</text:span></text:span></text:p>
      <text:p text:style-name="P34"/>
      <text:p text:style-name="P22"><text:span text:style-name="_5f_BashIdent"><text:span text:style-name="T7">VALUE</text:span></text:span><text:span text:style-name="_5f_BashSpecial"><text:span text:style-name="T7">=$(</text:span></text:span><text:span text:style-name="_5f_BashAltKeyword"><text:span text:style-name="T7">cat</text:span></text:span><text:span text:style-name="T5"> </text:span><text:span text:style-name="_5f_BashSpecial"><text:span text:style-name="T7">$</text:span></text:span><text:span text:style-name="_5f_BashIdent"><text:span text:style-name="T7">COUNTFILE</text:span></text:span><text:span text:style-name="_5f_BashSpecial"><text:span text:style-name="T7">)</text:span></text:span></text:p>
      <text:p text:style-name="P34"/>
      <text:p text:style-name="P22"><text:span text:style-name="_5f_BashKeyWord"><text:span text:style-name="T7">function</text:span></text:span><text:span text:style-name="T7"> </text:span><text:span text:style-name="_5f_BashIdent"><text:span text:style-name="T7">count</text:span></text:span><text:span text:style-name="_5f_BashSpecial"><text:span text:style-name="T7">()</text:span></text:span><text:span text:style-name="T7"> </text:span><text:span text:style-name="_5f_BashSpecial"><text:span text:style-name="T7">{</text:span></text:span></text:p>
      <text:p text:style-name="P22"><text:span text:style-name="_5f_BashKeyWord"><text:span text:style-name="T7">if</text:span></text:span><text:span text:style-name="T7"> </text:span><text:span text:style-name="_5f_BashSpecial"><text:span text:style-name="T7">[</text:span></text:span><text:span text:style-name="T7"> </text:span><text:span text:style-name="_5f_BashLiteral"><text:span text:style-name="T7">"$1"</text:span></text:span><text:span text:style-name="T7"> </text:span><text:span text:style-name="_5f_BashSpecial"><text:span text:style-name="T7">==</text:span></text:span><text:span text:style-name="T7"> </text:span><text:span text:style-name="_5f_BashLiteral"><text:span text:style-name="T7">"in"</text:span></text:span><text:span text:style-name="T7"> </text:span><text:span text:style-name="_5f_BashSpecial"><text:span text:style-name="T7">];</text:span></text:span><text:span text:style-name="T7"> </text:span><text:span text:style-name="_5f_BashKeyWord"><text:span text:style-name="T7">then</text:span></text:span></text:p>
      <text:p text:style-name="P22"><text:span text:style-name="_5f_BashIdent"><text:span text:style-name="T7">VALUE</text:span></text:span><text:span text:style-name="_5f_BashSpecial"><text:span text:style-name="T7">=$((</text:span></text:span><text:span text:style-name="_5f_BashIdent"><text:span text:style-name="T7">VALUE</text:span></text:span><text:span text:style-name="T5"> </text:span><text:span text:style-name="_5f_BashSpecial"><text:span text:style-name="T7">+=</text:span></text:span><text:span text:style-name="T5"> </text:span><text:span text:style-name="_5f_BashNumber"><text:span text:style-name="T7">1</text:span></text:span><text:span text:style-name="_5f_BashSpecial"><text:span text:style-name="T7">))</text:span></text:span></text:p>
      <text:p text:style-name="P22"><text:span text:style-name="_5f_BashAltKeyword"><text:span text:style-name="T7">echo</text:span></text:span><text:span text:style-name="T7"> </text:span><text:span text:style-name="_5f_BashLiteral"><text:span text:style-name="T7">"$VALUE"</text:span></text:span><text:span text:style-name="T7"> </text:span><text:span text:style-name="_5f_BashSpecial"><text:span text:style-name="T7">&gt;</text:span></text:span><text:span text:style-name="T7"> </text:span><text:span text:style-name="_5f_BashSpecial"><text:span text:style-name="T7">$</text:span></text:span><text:span text:style-name="_5f_BashIdent"><text:span text:style-name="T7">COUNTFILE</text:span></text:span></text:p>
      <text:p text:style-name="P22"><text:span text:style-name="_5f_BashKeyWord"><text:span text:style-name="T7">elif</text:span></text:span><text:span text:style-name="T7"> </text:span><text:span text:style-name="_5f_BashSpecial"><text:span text:style-name="T7">[</text:span></text:span><text:span text:style-name="T7"> </text:span><text:span text:style-name="_5f_BashLiteral"><text:span text:style-name="T7">"$1"</text:span></text:span><text:span text:style-name="T7"> </text:span><text:span text:style-name="_5f_BashSpecial"><text:span text:style-name="T7">==</text:span></text:span><text:span text:style-name="T7"> </text:span><text:span text:style-name="_5f_BashLiteral"><text:span text:style-name="T7">"ut"</text:span></text:span><text:span text:style-name="T7"> </text:span><text:span text:style-name="_5f_BashSpecial"><text:span text:style-name="T7">]</text:span></text:span><text:span text:style-name="T7"> </text:span><text:span text:style-name="_5f_BashSpecial"><text:span text:style-name="T7">&amp;&amp;</text:span></text:span><text:span text:style-name="T7"> </text:span><text:span text:style-name="_5f_BashSpecial"><text:span text:style-name="T7">[</text:span></text:span><text:span text:style-name="T7"> </text:span><text:span text:style-name="_5f_BashSpecial"><text:span text:style-name="T7">$</text:span></text:span><text:span text:style-name="_5f_BashIdent"><text:span text:style-name="T7">VALUE</text:span></text:span><text:span text:style-name="T7"> </text:span><text:span text:style-name="_5f_BashSpecial"><text:span text:style-name="T7">-</text:span></text:span><text:span text:style-name="_5f_BashIdent"><text:span text:style-name="T7">gt</text:span></text:span><text:span text:style-name="T7"> </text:span><text:span text:style-name="_5f_BashNumber"><text:span text:style-name="T7">0</text:span></text:span><text:span text:style-name="T7"> </text:span><text:span text:style-name="_5f_BashSpecial"><text:span text:style-name="T7">];</text:span></text:span><text:span text:style-name="T7"> </text:span><text:span text:style-name="_5f_BashKeyWord"><text:span text:style-name="T7">then</text:span></text:span></text:p>
      <text:p text:style-name="P22"><text:span text:style-name="_5f_BashIdent"><text:span text:style-name="T7">VALUE</text:span></text:span><text:span text:style-name="_5f_BashSpecial"><text:span text:style-name="T7">=$((</text:span></text:span><text:span text:style-name="_5f_BashIdent"><text:span text:style-name="T7">VALUE</text:span></text:span><text:span text:style-name="T5"> </text:span><text:span text:style-name="_5f_BashSpecial"><text:span text:style-name="T7">-=</text:span></text:span><text:span text:style-name="T5"> </text:span><text:span text:style-name="_5f_BashNumber"><text:span text:style-name="T7">1</text:span></text:span><text:span text:style-name="_5f_BashSpecial"><text:span text:style-name="T7">))</text:span></text:span></text:p>
      <text:p text:style-name="P34"/>
      <text:p text:style-name="P22"><text:span text:style-name="_5f_BashAltKeyword"><text:span text:style-name="T7">echo</text:span></text:span><text:span text:style-name="T7"> </text:span><text:span text:style-name="_5f_BashLiteral"><text:span text:style-name="T7">"$VALUE"</text:span></text:span><text:span text:style-name="T7"> </text:span><text:span text:style-name="_5f_BashSpecial"><text:span text:style-name="T7">&gt;</text:span></text:span><text:span text:style-name="T7"> </text:span><text:span text:style-name="_5f_BashSpecial"><text:span text:style-name="T7">$</text:span></text:span><text:span text:style-name="_5f_BashIdent"><text:span text:style-name="T7">COUNTFILE</text:span></text:span></text:p>
      <text:p text:style-name="P23"><text:span text:style-name="_5f_BashKeyWord"><text:span text:style-name="T7">fi</text:span></text:span></text:p>
      <text:p text:style-name="P22"><text:span text:style-name="_5f_BashSpecial"><text:span text:style-name="T7">}</text:span></text:span></text:p>
      <text:p text:style-name="P34"/>
      <text:p text:style-name="P22"><text:span text:style-name="_5f_BashKeyWord"><text:span text:style-name="T7">function</text:span></text:span><text:span text:style-name="T7"> </text:span><text:span text:style-name="_5f_BashIdent"><text:span text:style-name="T7">print</text:span></text:span><text:span text:style-name="_5f_BashSpecial"><text:span text:style-name="T7">()</text:span></text:span><text:span text:style-name="T7"> </text:span><text:span text:style-name="_5f_BashSpecial"><text:span text:style-name="T7">{</text:span></text:span></text:p>
      <text:p text:style-name="P22"><text:span text:style-name="_5f_BashKeyWord"><text:span text:style-name="T7">if</text:span></text:span><text:span text:style-name="T7"> </text:span><text:span text:style-name="_5f_BashSpecial"><text:span text:style-name="T7">[</text:span></text:span><text:span text:style-name="T7"> </text:span><text:span text:style-name="_5f_BashLiteral"><text:span text:style-name="T7">"$VALUE"</text:span></text:span><text:span text:style-name="T7"> </text:span><text:span text:style-name="_5f_BashSpecial"><text:span text:style-name="T7">-</text:span></text:span><text:span text:style-name="_5f_BashIdent"><text:span text:style-name="T7">ge</text:span></text:span><text:span text:style-name="T7"> </text:span><text:span text:style-name="_5f_BashNumber"><text:span text:style-name="T7">1</text:span></text:span><text:span text:style-name="T7"> </text:span><text:span text:style-name="_5f_BashSpecial"><text:span text:style-name="T7">];</text:span></text:span><text:span text:style-name="T7"> </text:span><text:span text:style-name="_5f_BashKeyWord"><text:span text:style-name="T7">then</text:span></text:span></text:p>
      <text:p text:style-name="P22"><text:span text:style-name="_5f_BashAltKeyword"><text:span text:style-name="T7">echo</text:span></text:span><text:span text:style-name="T7"> </text:span><text:span text:style-name="_5f_BashLiteral"><text:span text:style-name="T7">"Inloggad"</text:span></text:span></text:p>
      <text:p text:style-name="P23"><text:span text:style-name="_5f_BashKeyWord"><text:span text:style-name="T7">else</text:span></text:span></text:p>
      <text:p text:style-name="P22"><text:span text:style-name="_5f_BashAltKeyword"><text:span text:style-name="T7">echo</text:span></text:span><text:span text:style-name="T7"> </text:span><text:span text:style-name="_5f_BashLiteral"><text:span text:style-name="T7">"Utloggad"</text:span></text:span></text:p>
      <text:p text:style-name="P23"><text:span text:style-name="_5f_BashKeyWord"><text:span text:style-name="T7">fi</text:span></text:span></text:p>
      <text:p text:style-name="P22"><text:span text:style-name="_5f_BashSpecial"><text:span text:style-name="T7">}</text:span></text:span></text:p>
      <text:p text:style-name="P34"/>
      <text:p text:style-name="P22"><text:span text:style-name="_5f_BashIdent"><text:span text:style-name="T7">count</text:span></text:span><text:span text:style-name="T7"> </text:span><text:span text:style-name="_5f_BashLiteral"><text:span text:style-name="T7">"$1"</text:span></text:span></text:p>
      <text:p text:style-name="P22"><text:span text:style-name="_5f_BashIdent"><text:span text:style-name="T7">print</text:span></text:span></text:p>
      <text:p text:style-name="P34"/>
      <text:p text:style-name="P24"><text:span text:style-name="_5f_BashAltKeyword"><text:span text:style-name="T7">exit</text:span></text:span></text:p>
      <text:p text:style-name="P29"><text:span text:style-name="_5f_BashAltKeyword"><text:span text:style-name="T32"/></text:span></text:p>
      <text:p text:style-name="P29"><text:soft-page-break/><text:span text:style-name="_5f_BashAltKeyword"><text:span text:style-name="T32"/></text:span></text:p>
      <text:p text:style-name="P30"><text:span text:style-name="_5f_BashAltKeyword"><text:span text:style-name="T33">g:</text:span></text:span></text:p>
      <text:p text:style-name="P30"><text:span text:style-name="_5f_BashAltKeyword"><text:span text:style-name="T33">Se script "timetrack.sh".</text:span></text:span></text:p>
      <text:p text:style-name="P30"><text:span text:style-name="_5f_BashAltKeyword"><text:span text:style-name="T33"/></text:span></text:p>
      <text:p text:style-name="P31"><text:span text:style-name="_5f_BashAltKeyword"><text:span text:style-name="T34">h:</text:span></text:span></text:p>
      <text:p text:style-name="P32"><text:span text:style-name="_5f_BashAltKeyword"><text:span text:style-name="T33">Se script "</text:span></text:span><text:span text:style-name="_5f_BashAltKeyword"><text:span text:style-name="T35">checkuser</text:span></text:span><text:span text:style-name="_5f_BashAltKeyword"><text:span text:style-name="T33">.sh".</text:span></text:span></text:p>
      <text:p text:style-name="P31"><text:span text:style-name="_5f_BashAltKeyword"><text:span text:style-name="T34"/></text:span></text:p>
      <text:p text:style-name="P33"><text:span text:style-name="_5f_BashAltKeyword"><text:span text:style-name="T36">g:</text:span></text:span></text:p>
      <text:p text:style-name="P25"><text:span text:style-name="_5f_BashComment"><text:span text:style-name="T10">#!/bin/bash</text:span></text:span></text:p>
      <text:p text:style-name="P34"/>
      <text:p text:style-name="P22"><text:span text:style-name="_5f_BashAltKeyword"><text:span text:style-name="T7">DIR</text:span></text:span><text:span text:style-name="_5f_BashSpecial"><text:span text:style-name="T7">=</text:span></text:span><text:span text:style-name="_5f_BashLiteral"><text:span text:style-name="T7">"3D"</text:span></text:span></text:p>
      <text:p text:style-name="P22"><text:span text:style-name="_5f_BashAltKeyword"><text:span text:style-name="T7">FILE</text:span></text:span><text:span text:style-name="_5f_BashSpecial"><text:span text:style-name="T7">=</text:span></text:span><text:span text:style-name="_5f_BashLiteral"><text:span text:style-name="T7">"Makefile"</text:span></text:span></text:p>
      <text:p text:style-name="P22"><text:span text:style-name="_5f_BashIdent"><text:span text:style-name="T7">C_FILES</text:span></text:span><text:span text:style-name="_5f_BashSpecial"><text:span text:style-name="T7">=</text:span></text:span><text:span text:style-name="_5f_BashNumber"><text:span text:style-name="T7">0</text:span></text:span></text:p>
      <text:p text:style-name="P34"/>
      <text:p text:style-name="P22"><text:span text:style-name="_5f_BashKeyWord"><text:span text:style-name="T7">if</text:span></text:span><text:span text:style-name="T7"> </text:span><text:span text:style-name="_5f_BashSpecial"><text:span text:style-name="T7">[</text:span></text:span><text:span text:style-name="T7"> </text:span><text:span text:style-name="_5f_BashSpecial"><text:span text:style-name="T7">-</text:span></text:span><text:span text:style-name="_5f_BashIdent"><text:span text:style-name="T7">d</text:span></text:span><text:span text:style-name="T7"> </text:span><text:span text:style-name="_5f_BashLiteral"><text:span text:style-name="T7">"$DIR"</text:span></text:span><text:span text:style-name="T7"> </text:span><text:span text:style-name="_5f_BashSpecial"><text:span text:style-name="T7">];</text:span></text:span><text:span text:style-name="T7"> </text:span><text:span text:style-name="_5f_BashKeyWord"><text:span text:style-name="T7">then</text:span></text:span></text:p>
      <text:p text:style-name="P22"><text:span text:style-name="_5f_BashAltKeyword"><text:span text:style-name="T7">cd</text:span></text:span><text:span text:style-name="T7"> </text:span><text:span text:style-name="_5f_BashLiteral"><text:span text:style-name="T7">"$DIR"</text:span></text:span><text:span text:style-name="T7"> </text:span><text:span text:style-name="_5f_BashSpecial"><text:span text:style-name="T7">||</text:span></text:span><text:span text:style-name="T7"> </text:span><text:span text:style-name="_5f_BashAltKeyword"><text:span text:style-name="T7">exit</text:span></text:span><text:span text:style-name="T7"> </text:span><text:span text:style-name="_5f_BashNumber"><text:span text:style-name="T7">1</text:span></text:span></text:p>
      <text:p text:style-name="P22"><text:span text:style-name="_5f_BashIdent"><text:span text:style-name="T7">C_FILES</text:span></text:span><text:span text:style-name="_5f_BashSpecial"><text:span text:style-name="T7">=$(</text:span></text:span><text:span text:style-name="_5f_BashAltKeyword"><text:span text:style-name="T7">find</text:span></text:span><text:span text:style-name="T5"> </text:span><text:span text:style-name="_5f_BashSpecial"><text:span text:style-name="T7">./*.</text:span></text:span><text:span text:style-name="_5f_BashIdent"><text:span text:style-name="T7">c</text:span></text:span><text:span text:style-name="T5"> </text:span><text:span text:style-name="_5f_BashSpecial"><text:span text:style-name="T7">|</text:span></text:span><text:span text:style-name="T5"> </text:span><text:span text:style-name="_5f_BashAltKeyword"><text:span text:style-name="T7">wc</text:span></text:span><text:span text:style-name="T5"> </text:span><text:span text:style-name="_5f_BashSpecial"><text:span text:style-name="T7">-</text:span></text:span><text:span text:style-name="_5f_BashIdent"><text:span text:style-name="T7">l</text:span></text:span><text:span text:style-name="_5f_BashSpecial"><text:span text:style-name="T7">)</text:span></text:span></text:p>
      <text:p text:style-name="P23"><text:span text:style-name="_5f_BashKeyWord"><text:span text:style-name="T7">else</text:span></text:span></text:p>
      <text:p text:style-name="P22"><text:span text:style-name="_5f_BashAltKeyword"><text:span text:style-name="T7">echo</text:span></text:span><text:span text:style-name="T7"> </text:span><text:span text:style-name="_5f_BashLiteral"><text:span text:style-name="T7">"No directory named '$DIR' found."</text:span></text:span></text:p>
      <text:p text:style-name="P22"><text:span text:style-name="_5f_BashAltKeyword"><text:span text:style-name="T7">exit</text:span></text:span><text:span text:style-name="T7"> </text:span><text:span text:style-name="_5f_BashNumber"><text:span text:style-name="T7">1</text:span></text:span></text:p>
      <text:p text:style-name="P23"><text:span text:style-name="_5f_BashKeyWord"><text:span text:style-name="T7">fi</text:span></text:span></text:p>
      <text:p text:style-name="P34"/>
      <text:p text:style-name="P22"><text:span text:style-name="_5f_BashKeyWord"><text:span text:style-name="T7">if</text:span></text:span><text:span text:style-name="T7"> </text:span><text:span text:style-name="_5f_BashSpecial"><text:span text:style-name="T7">[</text:span></text:span><text:span text:style-name="T7"> </text:span><text:span text:style-name="_5f_BashSpecial"><text:span text:style-name="T7">!</text:span></text:span><text:span text:style-name="T7"> </text:span><text:span text:style-name="_5f_BashSpecial"><text:span text:style-name="T7">-</text:span></text:span><text:span text:style-name="_5f_BashIdent"><text:span text:style-name="T7">f</text:span></text:span><text:span text:style-name="T7"> </text:span><text:span text:style-name="_5f_BashLiteral"><text:span text:style-name="T7">"$FILE"</text:span></text:span><text:span text:style-name="T7"> </text:span><text:span text:style-name="_5f_BashSpecial"><text:span text:style-name="T7">];</text:span></text:span><text:span text:style-name="T7"> </text:span><text:span text:style-name="_5f_BashKeyWord"><text:span text:style-name="T7">then</text:span></text:span></text:p>
      <text:p text:style-name="P22"><text:span text:style-name="_5f_BashAltKeyword"><text:span text:style-name="T7">echo</text:span></text:span><text:span text:style-name="T7"> </text:span><text:span text:style-name="_5f_BashLiteral"><text:span text:style-name="T7">"No $FILE found."</text:span></text:span></text:p>
      <text:p text:style-name="P22"><text:span text:style-name="_5f_BashAltKeyword"><text:span text:style-name="T7">exit</text:span></text:span><text:span text:style-name="T7"> </text:span><text:span text:style-name="_5f_BashNumber"><text:span text:style-name="T7">1</text:span></text:span></text:p>
      <text:p text:style-name="P23"><text:span text:style-name="_5f_BashKeyWord"><text:span text:style-name="T7">fi</text:span></text:span></text:p>
      <text:p text:style-name="P34"/>
      <text:p text:style-name="P22"><text:span text:style-name="_5f_BashKeyWord"><text:span text:style-name="T7">function</text:span></text:span><text:span text:style-name="T7"> </text:span><text:span text:style-name="_5f_BashIdent"><text:span text:style-name="T7">compileFiles</text:span></text:span><text:span text:style-name="_5f_BashSpecial"><text:span text:style-name="T7">(){</text:span></text:span></text:p>
      <text:p text:style-name="P22"><text:span text:style-name="_5f_BashAltKeyword"><text:span text:style-name="T7">local</text:span></text:span><text:span text:style-name="T7"> </text:span><text:span text:style-name="_5f_BashIdent"><text:span text:style-name="T7">successCounter</text:span></text:span></text:p>
      <text:p text:style-name="P22"><text:span text:style-name="_5f_BashIdent"><text:span text:style-name="T7">successCounter</text:span></text:span><text:span text:style-name="_5f_BashSpecial"><text:span text:style-name="T7">=</text:span></text:span><text:span text:style-name="_5f_BashNumber"><text:span text:style-name="T7">0</text:span></text:span></text:p>
      <text:p text:style-name="P34"/>
      <text:p text:style-name="P22"><text:span text:style-name="_5f_BashKeyWord"><text:span text:style-name="T7">for</text:span></text:span><text:span text:style-name="T7"> </text:span><text:span text:style-name="_5f_BashIdent"><text:span text:style-name="T7">f</text:span></text:span><text:span text:style-name="T7"> </text:span><text:span text:style-name="_5f_BashKeyWord"><text:span text:style-name="T7">in</text:span></text:span><text:span text:style-name="T7"> </text:span><text:span text:style-name="_5f_BashSpecial"><text:span text:style-name="T7">./*.</text:span></text:span><text:span text:style-name="_5f_BashIdent"><text:span text:style-name="T7">c</text:span></text:span><text:span text:style-name="_5f_BashSpecial"><text:span text:style-name="T7">;</text:span></text:span><text:span text:style-name="T7"> </text:span><text:span text:style-name="_5f_BashKeyWord"><text:span text:style-name="T7">do</text:span></text:span></text:p>
      <text:p text:style-name="P22"><text:span text:style-name="_5f_BashKeyWord"><text:span text:style-name="T7">if</text:span></text:span><text:span text:style-name="T7"> </text:span><text:span text:style-name="_5f_BashIdent"><text:span text:style-name="T7">gcc</text:span></text:span><text:span text:style-name="T7"> </text:span><text:span text:style-name="_5f_BashSpecial"><text:span text:style-name="T7">-</text:span></text:span><text:span text:style-name="_5f_BashIdent"><text:span text:style-name="T7">c</text:span></text:span><text:span text:style-name="T7"> </text:span><text:span text:style-name="_5f_BashLiteral"><text:span text:style-name="T7">"$f"</text:span></text:span><text:span text:style-name="_5f_BashSpecial"><text:span text:style-name="T7">;</text:span></text:span><text:span text:style-name="T7"> </text:span><text:span text:style-name="_5f_BashKeyWord"><text:span text:style-name="T7">then</text:span></text:span></text:p>
      <text:p text:style-name="P22"><text:span text:style-name="_5f_BashSpecial"><text:span text:style-name="T7">((</text:span></text:span><text:span text:style-name="T5"> </text:span><text:span text:style-name="_5f_BashIdent"><text:span text:style-name="T7">successCounter</text:span></text:span><text:span text:style-name="_5f_BashSpecial"><text:span text:style-name="T7">++</text:span></text:span><text:span text:style-name="T5"> </text:span><text:span text:style-name="_5f_BashSpecial"><text:span text:style-name="T7">))</text:span></text:span></text:p>
      <text:p text:style-name="P23"><text:span text:style-name="_5f_BashKeyWord"><text:span text:style-name="T7">fi</text:span></text:span></text:p>
      <text:p text:style-name="P23"><text:span text:style-name="_5f_BashKeyWord"><text:span text:style-name="T7">done</text:span></text:span></text:p>
      <text:p text:style-name="P34"/>
      <text:p text:style-name="P22"><text:span text:style-name="_5f_BashKeyWord"><text:span text:style-name="T7">if</text:span></text:span><text:span text:style-name="T7"> </text:span><text:span text:style-name="_5f_BashSpecial"><text:span text:style-name="T7">[</text:span></text:span><text:span text:style-name="T7"> </text:span><text:span text:style-name="_5f_BashLiteral"><text:span text:style-name="T7">"$successCounter"</text:span></text:span><text:span text:style-name="T7"> </text:span><text:span text:style-name="_5f_BashSpecial"><text:span text:style-name="T7">-</text:span></text:span><text:span text:style-name="_5f_BashIdent"><text:span text:style-name="T7">eq</text:span></text:span><text:span text:style-name="T7"> </text:span><text:span text:style-name="_5f_BashLiteral"><text:span text:style-name="T7">"$C_FILES"</text:span></text:span><text:span text:style-name="T7"> </text:span><text:span text:style-name="_5f_BashSpecial"><text:span text:style-name="T7">];</text:span></text:span><text:span text:style-name="T7"> </text:span><text:span text:style-name="_5f_BashKeyWord"><text:span text:style-name="T7">then</text:span></text:span></text:p>
      <text:p text:style-name="P22"><text:span text:style-name="_5f_BashAltKeyword"><text:span text:style-name="T7">echo</text:span></text:span><text:span text:style-name="T7"> </text:span><text:span text:style-name="_5f_BashLiteral"><text:span text:style-name="T7">"All $C_FILES files are compilable."</text:span></text:span></text:p>
      <text:p text:style-name="P23"><text:span text:style-name="_5f_BashKeyWord"><text:span text:style-name="T7">else</text:span></text:span></text:p>
      <text:p text:style-name="P22"><text:span text:style-name="_5f_BashAltKeyword"><text:span text:style-name="T7">echo</text:span></text:span><text:span text:style-name="T7"> </text:span><text:span text:style-name="_5f_BashLiteral"><text:span text:style-name="T7">"$(( "</text:span></text:span><text:span text:style-name="_5f_BashSpecial"><text:span text:style-name="T7">$</text:span></text:span><text:span text:style-name="_5f_BashIdent"><text:span text:style-name="T7">C_FILES"</text:span></text:span><text:span text:style-name="_5f_BashSpecial"><text:span text:style-name="T7">-</text:span></text:span><text:span text:style-name="_5f_BashLiteral"><text:span text:style-name="T7">"$successCounter"</text:span></text:span><text:span text:style-name="T5"> </text:span><text:span text:style-name="_5f_BashSpecial"><text:span text:style-name="T7">))</text:span></text:span><text:span text:style-name="T5"> </text:span><text:span text:style-name="_5f_BashAltKeyword"><text:span text:style-name="T7">file</text:span></text:span><text:span text:style-name="_5f_BashSpecial"><text:span text:style-name="T7">(</text:span></text:span><text:span text:style-name="_5f_BashIdent"><text:span text:style-name="T7">s</text:span></text:span><text:span text:style-name="_5f_BashSpecial"><text:span text:style-name="T7">)</text:span></text:span><text:span text:style-name="T5"> </text:span><text:span text:style-name="_5f_BashIdent"><text:span text:style-name="T7">failed."</text:span></text:span></text:p>
      <text:p text:style-name="P23"><text:span text:style-name="_5f_BashKeyWord"><text:span text:style-name="T7">fi</text:span></text:span></text:p>
      <text:p text:style-name="P22"><text:span text:style-name="_5f_BashSpecial"><text:span text:style-name="T7">}</text:span></text:span></text:p>
      <text:p text:style-name="P34"/>
      <text:p text:style-name="P22"><text:span text:style-name="_5f_BashKeyWord"><text:span text:style-name="T7">function</text:span></text:span><text:span text:style-name="T7"> </text:span><text:span text:style-name="_5f_BashIdent"><text:span text:style-name="T7">runMakeAll</text:span></text:span><text:span text:style-name="_5f_BashSpecial"><text:span text:style-name="T7">()</text:span></text:span><text:span text:style-name="T7"> </text:span><text:span text:style-name="_5f_BashSpecial"><text:span text:style-name="T7">{</text:span></text:span></text:p>
      <text:p text:style-name="P22"><text:span text:style-name="_5f_BashKeyWord"><text:span text:style-name="T7">if</text:span></text:span><text:span text:style-name="T7"> </text:span><text:span text:style-name="_5f_BashAltKeyword"><text:span text:style-name="T7">make</text:span></text:span><text:span text:style-name="T7"> </text:span><text:span text:style-name="_5f_BashIdent"><text:span text:style-name="T7">all</text:span></text:span><text:span text:style-name="T7"> </text:span><text:span text:style-name="_5f_BashSpecial"><text:span text:style-name="T7">;</text:span></text:span><text:span text:style-name="T7"> </text:span><text:span text:style-name="_5f_BashKeyWord"><text:span text:style-name="T7">then</text:span></text:span></text:p>
      <text:p text:style-name="P22"><text:span text:style-name="_5f_BashAltKeyword"><text:span text:style-name="T7">echo</text:span></text:span><text:span text:style-name="T7"> </text:span><text:span text:style-name="_5f_BashLiteral"><text:span text:style-name="T7">"'make all' ran successfully!"</text:span></text:span></text:p>
      <text:p text:style-name="P23"><text:span text:style-name="_5f_BashKeyWord"><text:span text:style-name="T7">else</text:span></text:span></text:p>
      <text:p text:style-name="P22"><text:span text:style-name="_5f_BashAltKeyword"><text:span text:style-name="T7">echo</text:span></text:span><text:span text:style-name="T7"> </text:span><text:span text:style-name="_5f_BashLiteral"><text:span text:style-name="T7">"'make all' encountered an error"</text:span></text:span></text:p>
      <text:p text:style-name="P23"><text:span text:style-name="_5f_BashKeyWord"><text:span text:style-name="T7">fi</text:span></text:span></text:p>
      <text:p text:style-name="P22"><text:span text:style-name="_5f_BashSpecial"><text:span text:style-name="T7">}</text:span></text:span></text:p>
      <text:p text:style-name="P34"><text:soft-page-break/></text:p>
      <text:p text:style-name="P22"><text:span text:style-name="_5f_BashKeyWord"><text:span text:style-name="T7">function</text:span></text:span><text:span text:style-name="T7"> </text:span><text:span text:style-name="_5f_BashIdent"><text:span text:style-name="T7">runMakeClean</text:span></text:span><text:span text:style-name="_5f_BashSpecial"><text:span text:style-name="T7">()</text:span></text:span><text:span text:style-name="T7"> </text:span><text:span text:style-name="_5f_BashSpecial"><text:span text:style-name="T7">{</text:span></text:span></text:p>
      <text:p text:style-name="P22"><text:span text:style-name="_5f_BashAltKeyword"><text:span text:style-name="T7">local</text:span></text:span><text:span text:style-name="T7"> </text:span><text:span text:style-name="_5f_BashIdent"><text:span text:style-name="T7">oCounter</text:span></text:span></text:p>
      <text:p text:style-name="P22"><text:span text:style-name="_5f_BashIdent"><text:span text:style-name="T7">oCounter</text:span></text:span><text:span text:style-name="_5f_BashSpecial"><text:span text:style-name="T7">=</text:span></text:span><text:span text:style-name="_5f_BashNumber"><text:span text:style-name="T7">0</text:span></text:span></text:p>
      <text:p text:style-name="P22"><text:span text:style-name="_5f_BashKeyWord"><text:span text:style-name="T7">if</text:span></text:span><text:span text:style-name="T7"> </text:span><text:span text:style-name="_5f_BashAltKeyword"><text:span text:style-name="T7">make</text:span></text:span><text:span text:style-name="T7"> </text:span><text:span text:style-name="_5f_BashIdent"><text:span text:style-name="T7">clean</text:span></text:span><text:span text:style-name="T7"> </text:span><text:span text:style-name="_5f_BashSpecial"><text:span text:style-name="T7">;</text:span></text:span><text:span text:style-name="T7"> </text:span><text:span text:style-name="_5f_BashKeyWord"><text:span text:style-name="T7">then</text:span></text:span></text:p>
      <text:p text:style-name="P22"><text:span text:style-name="_5f_BashAltKeyword"><text:span text:style-name="T7">echo</text:span></text:span><text:span text:style-name="T7"> </text:span><text:span text:style-name="_5f_BashLiteral"><text:span text:style-name="T7">"'make clean' ran successfully!"</text:span></text:span></text:p>
      <text:p text:style-name="P22"><text:span text:style-name="_5f_BashKeyWord"><text:span text:style-name="T7">for</text:span></text:span><text:span text:style-name="T7"> </text:span><text:span text:style-name="_5f_BashIdent"><text:span text:style-name="T7">f</text:span></text:span><text:span text:style-name="T7"> </text:span><text:span text:style-name="_5f_BashKeyWord"><text:span text:style-name="T7">in</text:span></text:span><text:span text:style-name="T7"> </text:span><text:span text:style-name="_5f_BashSpecial"><text:span text:style-name="T7">./*.</text:span></text:span><text:span text:style-name="_5f_BashIdent"><text:span text:style-name="T7">o</text:span></text:span><text:span text:style-name="_5f_BashSpecial"><text:span text:style-name="T7">;</text:span></text:span><text:span text:style-name="T7"> </text:span><text:span text:style-name="_5f_BashKeyWord"><text:span text:style-name="T7">do</text:span></text:span></text:p>
      <text:p text:style-name="P22"><text:span text:style-name="_5f_BashKeyWord"><text:span text:style-name="T7">if</text:span></text:span><text:span text:style-name="T7"> </text:span><text:span text:style-name="_5f_BashSpecial"><text:span text:style-name="T7">[</text:span></text:span><text:span text:style-name="T7"> </text:span><text:span text:style-name="_5f_BashSpecial"><text:span text:style-name="T7">-</text:span></text:span><text:span text:style-name="_5f_BashIdent"><text:span text:style-name="T7">f</text:span></text:span><text:span text:style-name="T7"> </text:span><text:span text:style-name="_5f_BashLiteral"><text:span text:style-name="T7">"$f"</text:span></text:span><text:span text:style-name="T7"> </text:span><text:span text:style-name="_5f_BashSpecial"><text:span text:style-name="T7">];</text:span></text:span><text:span text:style-name="T7"> </text:span><text:span text:style-name="_5f_BashKeyWord"><text:span text:style-name="T7">then</text:span></text:span></text:p>
      <text:p text:style-name="P22"><text:span text:style-name="_5f_BashSpecial"><text:span text:style-name="T7">((</text:span></text:span><text:span text:style-name="T5"> </text:span><text:span text:style-name="_5f_BashIdent"><text:span text:style-name="T7">oCounter</text:span></text:span><text:span text:style-name="_5f_BashSpecial"><text:span text:style-name="T7">++</text:span></text:span><text:span text:style-name="T5"> </text:span><text:span text:style-name="_5f_BashSpecial"><text:span text:style-name="T7">))</text:span></text:span></text:p>
      <text:p text:style-name="P23"><text:span text:style-name="_5f_BashKeyWord"><text:span text:style-name="T7">fi</text:span></text:span></text:p>
      <text:p text:style-name="P23"><text:span text:style-name="_5f_BashKeyWord"><text:span text:style-name="T7">done</text:span></text:span></text:p>
      <text:p text:style-name="P34"/>
      <text:p text:style-name="P22"><text:span text:style-name="_5f_BashKeyWord"><text:span text:style-name="T7">if</text:span></text:span><text:span text:style-name="T7"> </text:span><text:span text:style-name="_5f_BashSpecial"><text:span text:style-name="T7">[</text:span></text:span><text:span text:style-name="T7"> </text:span><text:span text:style-name="_5f_BashLiteral"><text:span text:style-name="T7">"$oCounter"</text:span></text:span><text:span text:style-name="T7"> </text:span><text:span text:style-name="_5f_BashSpecial"><text:span text:style-name="T7">-</text:span></text:span><text:span text:style-name="_5f_BashIdent"><text:span text:style-name="T7">eq</text:span></text:span><text:span text:style-name="T7"> </text:span><text:span text:style-name="_5f_BashNumber"><text:span text:style-name="T7">0</text:span></text:span><text:span text:style-name="T7"> </text:span><text:span text:style-name="_5f_BashSpecial"><text:span text:style-name="T7">];</text:span></text:span><text:span text:style-name="T7"> </text:span><text:span text:style-name="_5f_BashKeyWord"><text:span text:style-name="T7">then</text:span></text:span></text:p>
      <text:p text:style-name="P22"><text:span text:style-name="_5f_BashAltKeyword"><text:span text:style-name="T7">echo</text:span></text:span><text:span text:style-name="T7"> </text:span><text:span text:style-name="_5f_BashLiteral"><text:span text:style-name="T7">"All .o-files were removed"</text:span></text:span></text:p>
      <text:p text:style-name="P23"><text:span text:style-name="_5f_BashKeyWord"><text:span text:style-name="T7">else</text:span></text:span></text:p>
      <text:p text:style-name="P22"><text:span text:style-name="_5f_BashAltKeyword"><text:span text:style-name="T7">echo</text:span></text:span><text:span text:style-name="T7"> </text:span><text:span text:style-name="_5f_BashLiteral"><text:span text:style-name="T7">"Still $oCounter .o-files left"</text:span></text:span></text:p>
      <text:p text:style-name="P23"><text:span text:style-name="_5f_BashKeyWord"><text:span text:style-name="T7">fi</text:span></text:span></text:p>
      <text:p text:style-name="P23"><text:span text:style-name="_5f_BashKeyWord"><text:span text:style-name="T7">else</text:span></text:span></text:p>
      <text:p text:style-name="P22"><text:span text:style-name="_5f_BashAltKeyword"><text:span text:style-name="T7">echo</text:span></text:span><text:span text:style-name="T7"> </text:span><text:span text:style-name="_5f_BashLiteral"><text:span text:style-name="T7">"'make clean' encountered an error"</text:span></text:span></text:p>
      <text:p text:style-name="P23"><text:span text:style-name="_5f_BashKeyWord"><text:span text:style-name="T7">fi</text:span></text:span></text:p>
      <text:p text:style-name="P22"><text:span text:style-name="_5f_BashSpecial"><text:span text:style-name="T7">}</text:span></text:span></text:p>
      <text:p text:style-name="P34"/>
      <text:p text:style-name="P22"><text:span text:style-name="_5f_BashIdent"><text:span text:style-name="T7">compileFiles</text:span></text:span></text:p>
      <text:p text:style-name="P22"><text:span text:style-name="_5f_BashIdent"><text:span text:style-name="T7">runMakeAll</text:span></text:span></text:p>
      <text:p text:style-name="P22"><text:span text:style-name="_5f_BashIdent"><text:span text:style-name="T7">runMakeClean</text:span></text:span></text:p>
      <text:p text:style-name="P34"/>
      <text:p text:style-name="P24"><text:span text:style-name="_5f_BashAltKeyword"><text:span text:style-name="T7">exit</text:span></text:span></text:p>
      <text:p text:style-name="P24"><text:span text:style-name="_5f_BashAltKeyword"/></text:p>
      <text:p text:style-name="P26"><text:span text:style-name="_5f_BashAltKeyword"><text:span text:style-name="T37">Rapport:</text:span></text:span></text:p>
      <text:p text:style-name="P26"><text:span text:style-name="_5f_BashAltKeyword"><text:span text:style-name="T37"/></text:span></text:p>
      <text:p text:style-name="P27"><text:span text:style-name="_5f_BashAltKeyword"><text:span text:style-name="T23">Det svåraste med uppgifterna är syntaxen </text:span></text:span><text:span text:style-name="_5f_BashAltKeyword"><text:span text:style-name="T24">för</text:span></text:span><text:span text:style-name="_5f_BashAltKeyword"><text:span text:style-name="T23"> bash. Det är svårt då jag är mer van vid t.ex. Javascript. Självklart har mina programmeringskunsakper hjälpt mig att ta in och fundera ut lösningarna på problemen </text:span></text:span><text:span text:style-name="_5f_BashAltKeyword"><text:span text:style-name="T26">men syntaxen skiljer sig en hel del från språken jag har vana i</text:span></text:span><text:span text:style-name="_5f_BashAltKeyword"><text:span text:style-name="T23">. </text:span></text:span><text:span text:style-name="_5f_BashAltKeyword"><text:span text:style-name="T29">Detta var väl i stort sätt det enda stora problem jag kände att jag stötte på.</text:span></text:span></text:p>
      <text:p text:style-name="P27"><text:span text:style-name="_5f_BashAltKeyword"><text:span text:style-name="T23"/></text:span></text:p>
      <text:p text:style-name="P27"><text:span text:style-name="_5f_BashAltKeyword"><text:span text:style-name="T25">Något annat som var nytt för mig var ju detta med med att köra kommandon i terminalen. Alltså att man kunde köra t.ex. "cat", "find" eller "date" </text:span></text:span><text:span text:style-name="_5f_BashAltKeyword"><text:span text:style-name="T27">på ett mycket simplare sätt än jag stött på tidigare</text:span></text:span><text:span text:style-name="_5f_BashAltKeyword"><text:span text:style-name="T25">. Dett</text:span></text:span><text:span text:style-name="_5f_BashAltKeyword"><text:span text:style-name="T27">a</text:span></text:span><text:span text:style-name="_5f_BashAltKeyword"><text:span text:style-name="T25"> fick mig ju att tänka i banorna om hur mycket jag kan automatisera på, i mina studier och mina projekt. </text:span></text:span><text:span text:style-name="_5f_BashAltKeyword"><text:span text:style-name="T27">Men detta blev även en svårighet för att då behövde man hitta rätt kommandon och program för att få ut rätt data men även syntaxen för att få dem att exekveras där och </text:span></text:span><text:span text:style-name="_5f_BashAltKeyword"><text:span text:style-name="T30">på sättet</text:span></text:span><text:span text:style-name="_5f_BashAltKeyword"><text:span text:style-name="T27"> man ville. </text:span></text:span><text:span text:style-name="_5f_BashAltKeyword"><text:span text:style-name="T28">Så även här blev syntaxen ett problem.</text:span></text:span></text:p>
      <text:p text:style-name="P27"><text:span text:style-name="_5f_BashAltKeyword"><text:span text:style-name="T25"/></text:span></text:p>
      <text:p text:style-name="P27"><text:span text:style-name="_5f_BashAltKeyword"><text:span text:style-name="T26">Den roligaste uppgiften var helt klart "timetrack" då jag ser att jag kan verkligen har användning för den </text:span></text:span><text:span text:style-name="_5f_BashAltKeyword"><text:span text:style-name="T27">och den var också den första uppgiften där jag kände att jag verkligen fick använda mig av funktioner på ett sätt jag är mer van vid</text:span></text:span><text:span text:style-name="_5f_BashAltKeyword"><text:span text:style-name="T26">.</text:span></text:span></text:p>
      <text:p text:style-name="P22"/>
      <text:p text:style-name="P25"><text:span text:style-name="_5f_BashAltKeyword"><text:span text:style-name="T6"/></text:span></text:p>
      <text:p text:style-name="P33"><text:span text:style-name="_5f_BashAltKeyword"><text:span text:style-name="T36"/></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Droid Sans Fallback'"/>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sv" fo:country="S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OOoComputerCode" style:family="text">
      <style:text-properties fo:color="#000000" style:font-name="Ubuntu Mono" fo:font-family="'Ubuntu Mono'"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BashComment" style:display-name="_BashComment" style:family="text" style:parent-style-name="_5f_OOoComputerComment">
      <style:text-properties fo:color="#4c4c4c"/>
    </style:style>
    <style:style style:name="_5f_BashLiteral" style:display-name="_BashLiteral" style:family="text" style:parent-style-name="_5f_OOoComputerLiteral">
      <style:text-properties fo:color="#ff0000"/>
    </style:style>
    <style:style style:name="_5f_BashKeyWord" style:display-name="_BashKeyWord" style:family="text" style:parent-style-name="_5f_OOoComputerKeyWord">
      <style:text-properties fo:color="#0000ff"/>
    </style:style>
    <style:style style:name="_5f_BashAltKeyword" style:display-name="_BashAltKeyword" style:family="text" style:parent-style-name="_5f_OOoComputerAltKeyWord">
      <style:text-properties fo:color="#0000a0"/>
    </style:style>
    <style:style style:name="_5f_BashIdent" style:display-name="_BashIdent" style:family="text" style:parent-style-name="_5f_OOoComputerIdent">
      <style:text-properties fo:color="#008000"/>
    </style:style>
    <style:style style:name="_5f_BashNumber" style:display-name="_BashNumber" style:family="text" style:parent-style-name="_5f_OOoComputerBase">
      <style:text-properties fo:color="#ac0000"/>
    </style:style>
    <style:style style:name="_5f_BashSpecial" style:display-name="_BashSpecial" style:family="text" style:parent-style-name="_5f_OOoComputerSpecial"/>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17T15:59:45.545824107</meta:creation-date>
    <dc:date>2020-09-20T17:33:07.043180904</dc:date>
    <meta:editing-duration>P1DT19H38M20S</meta:editing-duration>
    <meta:editing-cycles>36</meta:editing-cycles>
    <meta:generator>LibreOffice/6.4.5.2$Linux_X86_64 LibreOffice_project/40$Build-2</meta:generator>
    <meta:document-statistic meta:table-count="0" meta:image-count="0" meta:object-count="0" meta:page-count="5" meta:paragraph-count="131" meta:word-count="542" meta:character-count="3145" meta:non-whitespace-character-count="2725"/>
  </office:meta>
</office:document-meta>
</file>